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90b0" officeooo:paragraph-rsid="000f90b0"/>
    </style:style>
    <style:style style:name="P2" style:family="paragraph" style:parent-style-name="Standard">
      <style:text-properties fo:font-weight="bold" officeooo:rsid="000f90b0" officeooo:paragraph-rsid="000f90b0" style:font-weight-asian="bold" style:font-weight-complex="bold"/>
    </style:style>
    <style:style style:name="P3" style:family="paragraph" style:parent-style-name="Standard">
      <style:text-properties style:font-name="Liberation Mono" fo:font-weight="bold" style:font-weight-asian="bold" style:font-weight-complex="bold"/>
    </style:style>
    <style:style style:name="P4" style:family="paragraph" style:parent-style-name="Standard">
      <style:text-properties style:font-name="Liberation Mono" fo:font-weight="bold" officeooo:paragraph-rsid="001a9e75" style:font-weight-asian="bold" style:font-weight-complex="bold"/>
    </style:style>
    <style:style style:name="P5" style:family="paragraph" style:parent-style-name="Standard">
      <style:text-properties style:font-name="Liberation Mono" fo:font-weight="bold" officeooo:rsid="001c4ebf" officeooo:paragraph-rsid="001c4ebf" style:font-weight-asian="bold" style:font-weight-complex="bold"/>
    </style:style>
    <style:style style:name="P6" style:family="paragraph" style:parent-style-name="Standard">
      <style:text-properties style:font-name="Liberation Mono" fo:font-weight="bold" officeooo:rsid="001d160c" officeooo:paragraph-rsid="001d160c" style:font-weight-asian="bold" style:font-weight-complex="bold"/>
    </style:style>
    <style:style style:name="P7" style:family="paragraph" style:parent-style-name="Standard">
      <style:text-properties style:font-name="Liberation Mono" fo:font-weight="normal" style:font-weight-asian="normal" style:font-weight-complex="normal"/>
    </style:style>
    <style:style style:name="P8" style:family="paragraph" style:parent-style-name="Standard">
      <style:text-properties style:font-name="Liberation Mono" fo:font-weight="normal" officeooo:paragraph-rsid="0018e96a" style:font-weight-asian="normal" style:font-weight-complex="normal"/>
    </style:style>
    <style:style style:name="P9" style:family="paragraph" style:parent-style-name="Standard">
      <style:text-properties style:font-name="Liberation Mono" fo:font-weight="normal" officeooo:paragraph-rsid="001a9e75" style:font-weight-asian="normal" style:font-weight-complex="normal"/>
    </style:style>
    <style:style style:name="P10" style:family="paragraph" style:parent-style-name="Standard">
      <style:text-properties style:font-name="Liberation Mono" fo:font-weight="normal" officeooo:rsid="001a9e75" officeooo:paragraph-rsid="001a9e75" style:font-weight-asian="normal" style:font-weight-complex="normal"/>
    </style:style>
    <style:style style:name="P11" style:family="paragraph" style:parent-style-name="Standard">
      <style:text-properties style:font-name="Liberation Mono" fo:font-weight="normal" officeooo:rsid="001a9e75" officeooo:paragraph-rsid="001af941" style:font-weight-asian="normal" style:font-weight-complex="normal"/>
    </style:style>
    <style:style style:name="P12" style:family="paragraph" style:parent-style-name="Standard">
      <style:text-properties style:font-name="Liberation Mono" fo:font-weight="normal" officeooo:rsid="001c4ebf" officeooo:paragraph-rsid="001c4ebf" style:font-weight-asian="normal" style:font-weight-complex="normal"/>
    </style:style>
    <style:style style:name="P13" style:family="paragraph" style:parent-style-name="Standard">
      <style:text-properties style:font-name="Liberation Mono" fo:font-size="11pt" fo:font-weight="normal" officeooo:paragraph-rsid="001a9e75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Mono" fo:font-size="14pt" fo:font-weight="normal" officeooo:rsid="00217bef" officeooo:paragraph-rsid="00217bef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weight="normal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paragraph-rsid="0018e96a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19d905" officeooo:paragraph-rsid="0019d905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paragraph-rsid="0019d905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paragraph-rsid="001a9e75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0f90b0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0f90b0" officeooo:paragraph-rsid="001a9e75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18e96a" officeooo:paragraph-rsid="001a9e75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1a9e75" officeooo:paragraph-rsid="001a9e75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1af941" officeooo:paragraph-rsid="001af941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01e3860" officeooo:paragraph-rsid="001c4ebf" style:font-weight-asian="normal" style:font-weight-complex="normal"/>
    </style:style>
    <style:style style:name="P26" style:family="paragraph" style:parent-style-name="Standard">
      <style:text-properties style:font-name="Liberation Serif" fo:font-size="12pt" fo:font-weight="normal" officeooo:rsid="00217bef" officeooo:paragraph-rsid="00217bef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217bef" officeooo:paragraph-rsid="0022364c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217bef" officeooo:paragraph-rsid="00234812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217bef" officeooo:paragraph-rsid="00245b51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217bef" officeooo:paragraph-rsid="002cf101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217bef" officeooo:paragraph-rsid="002cf4a9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245b51" officeooo:paragraph-rsid="00245b51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245b51" officeooo:paragraph-rsid="00249286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234812" officeooo:paragraph-rsid="0025eafb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25eafb" officeooo:paragraph-rsid="0025eafb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2a7359" officeooo:paragraph-rsid="002a7359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2a7359" officeooo:paragraph-rsid="002bd48f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2a7359" officeooo:paragraph-rsid="002cf4a9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bold" officeooo:rsid="00245b51" officeooo:paragraph-rsid="00245b51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Liberation Serif" fo:font-size="12pt" fo:font-weight="bold" officeooo:rsid="00249286" officeooo:paragraph-rsid="00249286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Liberation Serif" fo:font-size="12pt" fo:font-weight="bold" officeooo:rsid="0025eafb" officeooo:paragraph-rsid="0025eafb" style:font-size-asian="12pt" style:font-weight-asian="bold" style:font-size-complex="12pt" style:font-weight-complex="bold"/>
    </style:style>
    <style:style style:name="P42" style:family="paragraph" style:parent-style-name="Standard">
      <style:text-properties officeooo:paragraph-rsid="0022364c"/>
    </style:style>
    <style:style style:name="P43" style:family="paragraph" style:parent-style-name="Standard">
      <style:text-properties officeooo:paragraph-rsid="002cf101"/>
    </style:style>
    <style:style style:name="P44" style:family="paragraph" style:parent-style-name="Standard">
      <style:text-properties officeooo:paragraph-rsid="002cf4a9"/>
    </style:style>
    <style:style style:name="P45" style:family="paragraph" style:parent-style-name="Standard">
      <style:text-properties officeooo:paragraph-rsid="002d2847"/>
    </style:style>
    <style:style style:name="P46" style:family="paragraph" style:parent-style-name="Standard">
      <style:paragraph-properties fo:margin-top="0cm" fo:margin-bottom="0.499cm" loext:contextual-spacing="false"/>
      <style:text-properties fo:font-weight="bold" officeooo:rsid="000f90b0" officeooo:paragraph-rsid="0012fc8c" style:font-weight-asian="bold" style:font-weight-complex="bold"/>
    </style:style>
    <style:style style:name="P47" style:family="paragraph" style:parent-style-name="Preformatted_20_Text">
      <style:paragraph-properties fo:margin-top="0cm" fo:margin-bottom="0.499cm" loext:contextual-spacing="false"/>
    </style:style>
    <style:style style:name="P48" style:family="paragraph" style:parent-style-name="Preformatted_20_Text">
      <style:paragraph-properties fo:margin-top="0cm" fo:margin-bottom="0.499cm" loext:contextual-spacing="false"/>
      <style:text-properties officeooo:paragraph-rsid="0012fc8c"/>
    </style:style>
    <style:style style:name="P49" style:family="paragraph" style:parent-style-name="Preformatted_20_Text">
      <style:paragraph-properties fo:margin-top="0cm" fo:margin-bottom="0.499cm" loext:contextual-spacing="false"/>
      <style:text-properties fo:font-weight="bold" officeooo:rsid="000f90b0" officeooo:paragraph-rsid="0012fc8c" style:font-weight-asian="bold" style:font-weight-complex="bold"/>
    </style:style>
    <style:style style:name="P50" style:family="paragraph" style:parent-style-name="Preformatted_20_Text">
      <style:paragraph-properties fo:margin-top="0cm" fo:margin-bottom="0.499cm" loext:contextual-spacing="false"/>
      <style:text-properties fo:font-weight="normal" officeooo:rsid="000f90b0" officeooo:paragraph-rsid="0012fc8c" style:font-weight-asian="normal" style:font-weight-complex="normal"/>
    </style:style>
    <style:style style:name="P51" style:family="paragraph" style:parent-style-name="Preformatted_20_Text">
      <style:text-properties fo:font-weight="bold" officeooo:rsid="000f90b0" officeooo:paragraph-rsid="000f90b0" style:font-weight-asian="bold" style:font-weight-complex="bold"/>
    </style:style>
    <style:style style:name="P52" style:family="paragraph" style:parent-style-name="Preformatted_20_Text">
      <style:text-properties officeooo:paragraph-rsid="0012fc8c"/>
    </style:style>
    <style:style style:name="P53" style:family="paragraph" style:parent-style-name="Preformatted_20_Text">
      <style:text-properties officeooo:paragraph-rsid="0014b532"/>
    </style:style>
    <style:style style:name="P54" style:family="paragraph" style:parent-style-name="Standard">
      <style:text-properties style:font-name="Liberation Serif" fo:font-size="12pt" fo:font-weight="normal" officeooo:rsid="002cf101" officeooo:paragraph-rsid="002cf101" style:font-size-asian="12pt" style:font-weight-asian="normal" style:font-size-complex="12pt" style:font-weight-complex="normal"/>
    </style:style>
    <style:style style:name="T1" style:family="text">
      <style:text-properties officeooo:rsid="0012158e"/>
    </style:style>
    <style:style style:name="T2" style:family="text">
      <style:text-properties officeooo:rsid="0012df47"/>
    </style:style>
    <style:style style:name="T3" style:family="text">
      <style:text-properties officeooo:rsid="0012fc8c"/>
    </style:style>
    <style:style style:name="T4" style:family="text">
      <style:text-properties officeooo:rsid="0014b532"/>
    </style:style>
    <style:style style:name="T5" style:family="text">
      <style:text-properties officeooo:rsid="001596a0"/>
    </style:style>
    <style:style style:name="T6" style:family="text">
      <style:text-properties officeooo:rsid="001790f5"/>
    </style:style>
    <style:style style:name="T7" style:family="text">
      <style:text-properties officeooo:rsid="0018622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9e75" style:font-weight-asian="normal" style:font-weight-complex="normal"/>
    </style:style>
    <style:style style:name="T10" style:family="text">
      <style:text-properties officeooo:rsid="0018e96a"/>
    </style:style>
    <style:style style:name="T11" style:family="text">
      <style:text-properties officeooo:rsid="0019d905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officeooo:rsid="001a9e75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weight="normal" officeooo:rsid="001a9e75" style:font-weight-asian="normal" style:font-weight-complex="normal"/>
    </style:style>
    <style:style style:name="T17" style:family="text">
      <style:text-properties style:font-name="Liberation Serif" fo:font-weight="normal" officeooo:rsid="001e3860" style:font-weight-asian="normal" style:font-weight-complex="normal"/>
    </style:style>
    <style:style style:name="T18" style:family="text">
      <style:text-properties style:font-name="Liberation Serif" fo:font-weight="normal" officeooo:rsid="001fe522" style:font-weight-asian="normal" style:font-weight-complex="normal"/>
    </style:style>
    <style:style style:name="T19" style:family="text">
      <style:text-properties style:font-name="Liberation Serif" officeooo:rsid="001af941"/>
    </style:style>
    <style:style style:name="T20" style:family="text">
      <style:text-properties style:font-name="Liberation Serif" fo:font-size="12pt" fo:font-weight="normal" officeooo:rsid="002bd48f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2cf101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2cf4a9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2f8c68" style:font-size-asian="12pt" style:font-weight-asian="normal" style:font-size-complex="12pt" style:font-weight-complex="normal"/>
    </style:style>
    <style:style style:name="T24" style:family="text">
      <style:text-properties officeooo:rsid="001af941"/>
    </style:style>
    <style:style style:name="T25" style:family="text">
      <style:text-properties officeooo:rsid="001d160c"/>
    </style:style>
    <style:style style:name="T26" style:family="text">
      <style:text-properties officeooo:rsid="001e3860"/>
    </style:style>
    <style:style style:name="T27" style:family="text">
      <style:text-properties officeooo:rsid="001fe522"/>
    </style:style>
    <style:style style:name="T28" style:family="text">
      <style:text-properties officeooo:rsid="00245b51"/>
    </style:style>
    <style:style style:name="T29" style:family="text">
      <style:text-properties officeooo:rsid="00249286"/>
    </style:style>
    <style:style style:name="T30" style:family="text">
      <style:text-properties officeooo:rsid="0025eafb"/>
    </style:style>
    <style:style style:name="T31" style:family="text">
      <style:text-properties officeooo:rsid="00270f86"/>
    </style:style>
    <style:style style:name="T32" style:family="text">
      <style:text-properties officeooo:rsid="00275784"/>
    </style:style>
    <style:style style:name="T33" style:family="text">
      <style:text-properties officeooo:rsid="002bd48f"/>
    </style:style>
    <style:style style:name="T34" style:family="text">
      <style:text-properties officeooo:rsid="002cf101"/>
    </style:style>
    <style:style style:name="T35" style:family="text">
      <style:text-properties officeooo:rsid="002cf4a9"/>
    </style:style>
    <style:style style:name="T36" style:family="text">
      <style:text-properties officeooo:rsid="002d2847"/>
    </style:style>
    <style:style style:name="T37" style:family="text">
      <style:text-properties officeooo:rsid="002f8c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 Trigger and exception</text:p>
      <text:p text:style-name="P1"/>
      <text:p text:style-name="P1"/>
      <text:p text:style-name="P1">CREATE TABLE customer_details (cust_id int UNIQUE,cust_name</text:p>
      <text:p text:style-name="P1">varchar(25),address varchar(30));</text:p>
      <text:p text:style-name="P1"/>
      <text:p text:style-name="P1"/>
      <text:p text:style-name="P1">CREATE TABLE emp_details(empid INT UNIQUE,empname varchar(20),salary</text:p>
      <text:p text:style-name="P1">int);</text:p>
      <text:p text:style-name="P1"/>
      <text:p text:style-name="P1"/>
      <text:p text:style-name="P1">CREATE TABLE cust_count(count_row int);</text:p>
      <text:p text:style-name="P1"/>
      <text:p text:style-name="P1">insert into cust_count <text:span text:style-name="T1">VA</text:span>LUES(0);</text:p>
      <text:p text:style-name="P1"/>
      <text:p text:style-name="P1"/>
      <text:p text:style-name="P2">1. Create a trigger whenever a new record is inserted in the</text:p>
      <text:p text:style-name="P2">customer_details table.</text:p>
      <text:p text:style-name="P2"/>
      <text:p text:style-name="P48">CREATE OR REPLACE FUNCTION <text:span text:style-name="T2">cust_det_insert</text:span>() RETURNS TRIGGER AS </text:p>
      <text:p text:style-name="P48">$<text:span text:style-name="T2">cust_det_insert</text:span>$</text:p>
      <text:p text:style-name="P52"><text:s text:c="4"/>BEGIN</text:p>
      <text:p text:style-name="P52"><text:s text:c="4"/><text:tab/><text:tab/><text:span text:style-name="T2">RAISE NOTICE 'A row is inserted';</text:span></text:p>
      <text:p text:style-name="P52"><text:tab/><text:tab/><text:span text:style-name="T3">RETURN NEW;</text:span></text:p>
      <text:p text:style-name="P52"><text:s text:c="4"/>END;</text:p>
      <text:p text:style-name="P48">$<text:span text:style-name="T2">cust_det_insert</text:span>$ </text:p>
      <text:p text:style-name="P48">LANGUAGE plpgsql;</text:p>
      <text:p text:style-name="P51">CREATE TRIGGER <text:span text:style-name="T2">cust_det_insert</text:span></text:p>
      <text:p text:style-name="Preformatted_20_Text">AFTER INSERT <text:span text:style-name="T2">ON</text:span> <text:span text:style-name="T2">customer_details</text:span></text:p>
      <text:p text:style-name="P47"><text:s text:c="4"/>FOR EACH <text:span text:style-name="T2">STATEMENT</text:span> EXECUTE PROCEDURE <text:span text:style-name="T2">cust_det_insert</text:span>();</text:p>
      <text:p text:style-name="P48">INSERT INTO customer_details VALUES(1,'John','Ezhaparambbil');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>2. Create a trigger to display a message when a user enters a value &gt; 20000 in the salary <text:s/>field of emp_details table.</text:p>
      <text:p text:style-name="P46"/>
      <text:p text:style-name="P50">CREATE <text:span text:style-name="T6">OR REPLACE </text:span>FUNCTION emp_<text:span text:style-name="T4">sal_check</text:span>() RETURNS trigger AS $emp_s<text:span text:style-name="T5">al</text:span>$</text:p>
      <text:p text:style-name="Preformatted_20_Text"><text:s text:c="4"/>BEGIN</text:p>
      <text:p text:style-name="Preformatted_20_Text"><text:s text:c="8"/>IF NEW.salary <text:span text:style-name="T4">&gt;20000 THEN</text:span></text:p>
      <text:p text:style-name="P53"><text:s text:c="11"/>RAISE <text:span text:style-name="T4">NOTICE 'Employee % has salary greater than 20000 ',NEW.empname; </text:span></text:p>
      <text:p text:style-name="Preformatted_20_Text"><text:s text:c="8"/>END IF;</text:p>
      <text:p text:style-name="Preformatted_20_Text"><text:s text:c="8"/>RETURN NEW;</text:p>
      <text:p text:style-name="Preformatted_20_Text"><text:s text:c="4"/>END;</text:p>
      <text:p text:style-name="Preformatted_20_Text">$emp_<text:span text:style-name="T5">sal</text:span>$ LANGUAGE plpgsql;</text:p>
      <text:p text:style-name="Preformatted_20_Text"/>
      <text:p text:style-name="Preformatted_20_Text">CREATE TRIGGER emp_s<text:span text:style-name="T6">al</text:span> <text:span text:style-name="T6">AFTER</text:span> INSERT OR UPDATE ON emp_<text:span text:style-name="T5">details</text:span></text:p>
      <text:p text:style-name="P47"><text:s text:c="4"/>FOR EACH <text:span text:style-name="T5">ROW</text:span> EXECUTE PROCEDURE emp_s<text:span text:style-name="T5">al_check();</text:span></text:p>
      <text:p text:style-name="P49">3. Create a trigger w.r.tcustomer_detailstable.Increment the value of count_row (in cust_count table) whenever a new tuple is inserted and decrement the value of count_row when a tuple is deleted. Initial value of the count_row is set to 0.</text:p>
      <text:p text:style-name="P20">CREATE OR REPLACE FUNCTION cust_count() RETURNS trigger AS $cust_count$</text:p>
      <text:p text:style-name="P17">DECLARE </text:p>
      <text:p text:style-name="P17"><text:tab/>count INT;</text:p>
      <text:p text:style-name="P15">BEGIN</text:p>
      <text:p text:style-name="P15"><text:tab/><text:span text:style-name="T11">SELECT * FROM cust_count INTO count;</text:span></text:p>
      <text:p text:style-name="P16"><text:s/><text:tab/>IF (TG_OP <text:span text:style-name="T32">=</text:span> '<text:span text:style-name="T7">DELETE</text:span>'<text:span text:style-name="T10">) THEN </text:span></text:p>
      <text:p text:style-name="P16"><text:tab/><text:tab/><text:span text:style-name="T11">IF count !=0 THEN</text:span></text:p>
      <text:p text:style-name="P18"><text:span text:style-name="T10"><text:tab/><text:tab/><text:tab/>UPDATE </text:span><text:s/><text:span text:style-name="T7">cust_count</text:span> <text:span text:style-name="T7">SET count_row=count_row-1;</text:span></text:p>
      <text:p text:style-name="P18"><text:tab/><text:tab/><text:span text:style-name="T11">END IF;</text:span> </text:p>
      <text:p text:style-name="P16"><text:tab/>ELSIF (TG_OP = 'INSERT') THEN </text:p>
      <text:p text:style-name="P16"><text:span text:style-name="T7"><text:tab/><text:tab/>UPDATE </text:span><text:s/><text:span text:style-name="T7">cust_count</text:span> <text:span text:style-name="T7">SET count_row=count_row+1; </text:span><text:s/><text:tab/></text:p>
      <text:p text:style-name="P16"><text:tab/>END IF;</text:p>
      <text:p text:style-name="P15"><text:tab/>RETURN NEW; <text:s text:c="56"/></text:p>
      <text:p text:style-name="P15">END;</text:p>
      <text:p text:style-name="P15">$<text:span text:style-name="T7">cust_count</text:span>$ LANGUAGE plpgsql;</text:p>
      <text:p text:style-name="P7"/>
      <text:p text:style-name="P8">CREATE TRIGGER <text:span text:style-name="T10">cust</text:span>_<text:span text:style-name="T10">count_change</text:span> </text:p>
      <text:p text:style-name="P8"><text:span text:style-name="T6">AFTER</text:span> INSERT OR <text:span text:style-name="T7">DELETE</text:span> ON <text:span text:style-name="T7">customer</text:span>_<text:span text:style-name="T5">details</text:span></text:p>
      <text:p text:style-name="P7"><text:s text:c="4"/>FOR EACH <text:span text:style-name="T5">ROW</text:span> EXECUTE PROCEDURE <text:span text:style-name="T7">cust_count();</text:span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4. Create a trigger to insert the deleted rows from</text:p>
      <text:p text:style-name="P3">emp_details to another table and updated rows to another</text:p>
      <text:p text:style-name="P3">table. ( Create the tables deleted and updatedT )</text:p>
      <text:p text:style-name="P3"/>
      <text:p text:style-name="P3"/>
      <text:p text:style-name="P4"><text:s/><text:span text:style-name="T12">CREATE TABLE deleted(empid INT ,empname varchar(20),salary int);</text:span></text:p>
      <text:p text:style-name="P13"><text:s/>CREATE TABLE updated(empid INT,empname varchar(20),salary int);</text:p>
      <text:p text:style-name="P3"/>
      <text:p text:style-name="P3"/>
      <text:p text:style-name="P21">CREATE OR REPLACE FUNCTION del_upd() RETURNS trigger AS $del_upd$</text:p>
      <text:p text:style-name="P19">BEGIN</text:p>
      <text:p text:style-name="P19"><text:s/><text:tab/>IF (TG_OP = '<text:span text:style-name="T7">DELETE</text:span>'<text:span text:style-name="T10">) THEN </text:span></text:p>
      <text:p text:style-name="P22"><text:tab/><text:tab/><text:tab/>INSERT INTO deleted VALUES(OLD.empid,OLD.empname,OLD.salary);</text:p>
      <text:p text:style-name="P19"><text:tab/>ELSIF (TG_OP = '<text:span text:style-name="T13">UPDATE</text:span>') THEN </text:p>
      <text:p text:style-name="P19"><text:span text:style-name="T7"><text:tab/> <text:s text:c="2"/></text:span><text:s/><text:tab/><text:span text:style-name="T10">INSERT INTO updated VALUES(OLD.empid,OLD.empname,OLD.salary);</text:span></text:p>
      <text:p text:style-name="P19"><text:tab/>END IF;</text:p>
      <text:p text:style-name="P19"><text:tab/>RETURN NEW; <text:s text:c="56"/></text:p>
      <text:p text:style-name="P19">END;</text:p>
      <text:p text:style-name="P19">$<text:span text:style-name="T13">del_upd</text:span>$ LANGUAGE plpgsql;</text:p>
      <text:p text:style-name="P9"/>
      <text:p text:style-name="P9">CREATE TRIGGER <text:span text:style-name="T13">del_upd</text:span></text:p>
      <text:p text:style-name="P9"><text:span text:style-name="T6">AFTER</text:span> <text:span text:style-name="T13">UPDATE</text:span> OR <text:span text:style-name="T7">DELETE</text:span> ON <text:span text:style-name="T13">emp_details</text:span></text:p>
      <text:p text:style-name="P9"><text:s text:c="4"/>FOR EACH <text:span text:style-name="T5">ROW</text:span> EXECUTE PROCEDURE <text:span text:style-name="T13">del_upd();</text:span></text:p>
      <text:p text:style-name="P9"/>
      <text:p text:style-name="P9"/>
      <text:p text:style-name="P4">5. Write a PL/SQL to show divide by zero exception</text:p>
      <text:p text:style-name="P4"/>
      <text:p text:style-name="P10">CREATE OR REPLACE FUNCTION div(a INT,b INT) RETURNS INT as</text:p>
      <text:p text:style-name="P10">$$</text:p>
      <text:p text:style-name="P10">DECLARE</text:p>
      <text:p text:style-name="P10"><text:tab/>result INT;</text:p>
      <text:p text:style-name="P10">BEGIN</text:p>
      <text:p text:style-name="P10"><text:tab/>IF b=0 THEN</text:p>
      <text:p text:style-name="P10"><text:tab/><text:tab/>RAISE EXCEPTION <text:span text:style-name="T14"><text:s/>'DVIDE BY ZERO <text:s/>' ;</text:span></text:p>
      <text:p text:style-name="P23"><text:tab/>ELSE</text:p>
      <text:p text:style-name="P23"><text:tab/><text:tab/>result=a/b;</text:p>
      <text:p text:style-name="P23"><text:tab/><text:tab/>RETURN result ;</text:p>
      <text:p text:style-name="P23"><text:tab/>END IF;</text:p>
      <text:p text:style-name="P10">END;</text:p>
      <text:p text:style-name="P10">$$</text:p>
      <text:p text:style-name="P10">LANGUAGE plpgsql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6. Write a PL/SQL to show no data found exception</text:p>
      <text:p text:style-name="P10"/>
      <text:p text:style-name="P10">CREATE OR REPLACE FUNCTION checkpal(data varchar(10)) RETURNS VOID as</text:p>
      <text:p text:style-name="P10">$$</text:p>
      <text:p text:style-name="P10">DECLARE</text:p>
      <text:p text:style-name="P10"><text:tab/>result varchar(150);</text:p>
      <text:p text:style-name="P10">BEGIN</text:p>
      <text:p text:style-name="P11"><text:tab/>IF data <text:span text:style-name="T24">=</text:span><text:span text:style-name="T14">''</text:span> <text:span text:style-name="T24">THEN</text:span></text:p>
      <text:p text:style-name="P10"><text:tab/><text:tab/>RAISE EXCEPTION <text:span text:style-name="T14"><text:s/>'NO DATA FOUND <text:s/>' ;</text:span></text:p>
      <text:p text:style-name="P23"><text:tab/>ELSE</text:p>
      <text:p text:style-name="P23"><text:tab/><text:tab/>SELECT REVERSE(data) INTO result;</text:p>
      <text:p text:style-name="P23"><text:tab/><text:tab/>IF result=data THEN</text:p>
      <text:p text:style-name="P23"><text:tab/><text:tab/><text:tab/>RAISE NOTICE <text:s/>'PALINDROME';</text:p>
      <text:p text:style-name="P23"><text:tab/><text:tab/>ELSE</text:p>
      <text:p text:style-name="P23"><text:tab/><text:tab/><text:tab/>RAISE NOTICE <text:s/>' NOT A PALINDROME' ;</text:p>
      <text:p text:style-name="P10"><text:span text:style-name="T14"><text:tab/><text:tab/></text:span><text:span text:style-name="T19">END IF;</text:span></text:p>
      <text:p text:style-name="P23"><text:tab/>END IF;</text:p>
      <text:p text:style-name="P10">END;</text:p>
      <text:p text:style-name="P10">$$</text:p>
      <text:p text:style-name="P10">LANGUAGE plpgsql;</text:p>
      <text:p text:style-name="P10"/>
      <text:p text:style-name="P10"/>
      <text:p text:style-name="P11">CREATE OR REPLACE FUNCTION <text:span text:style-name="T24">get_the_sal</text:span>(<text:span text:style-name="T24">id INT</text:span>) RETURNS <text:span text:style-name="T24">INT</text:span> as</text:p>
      <text:p text:style-name="P11">$$</text:p>
      <text:p text:style-name="P11">DECLARE</text:p>
      <text:p text:style-name="P11"><text:tab/>result <text:span text:style-name="T24">INT;</text:span></text:p>
      <text:p text:style-name="P11">BEGIN</text:p>
      <text:p text:style-name="P11"><text:tab/><text:span text:style-name="T24">SELECT salary INTO result FROM emp_details WHERE empid=id;</text:span></text:p>
      <text:p text:style-name="P11"><text:tab/><text:span text:style-name="T24">IF RESULT IS NULL THEN</text:span></text:p>
      <text:p text:style-name="P11"><text:tab/><text:tab/><text:span text:style-name="T24">RAISE EXCEPTION </text:span><text:span text:style-name="T14">'</text:span><text:span text:style-name="T19">NO DATA FOUND</text:span><text:span text:style-name="T14">' ;</text:span></text:p>
      <text:p text:style-name="P11"><text:span text:style-name="T14"><text:tab/></text:span><text:span text:style-name="T19">ELSE </text:span></text:p>
      <text:p text:style-name="P24"><text:tab/><text:tab/>RETURN result;</text:p>
      <text:p text:style-name="P24"><text:tab/>END IF;</text:p>
      <text:p text:style-name="P11">END;</text:p>
      <text:p text:style-name="P11">$$</text:p>
      <text:p text:style-name="P11">LANGUAGE plpgsql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5">7. Create a table with ebill(cname,prevreading,currreading). If</text:p>
      <text:p text:style-name="P5">prevreading = currreading then raise an exception ‘Data Entry</text:p>
      <text:p text:style-name="P5">Error’.</text:p>
      <text:p text:style-name="P5"/>
      <text:p text:style-name="P5">CREATE TABLE ebill(cname varchar(20),preread int,curread int);</text:p>
      <text:p text:style-name="P5"/>
      <text:p text:style-name="P5">CREATE OR REPLACE FUN<text:span text:style-name="T27">C</text:span>TION check_readi<text:span text:style-name="T26">n</text:span>g() RETURNS TRIGGER AS<text:line-break/>$checkread$</text:p>
      <text:p text:style-name="P5">BEGIN</text:p>
      <text:p text:style-name="P5"><text:tab/>IF <text:span text:style-name="T27">NEW</text:span>.preread=<text:span text:style-name="T27">NEW</text:span>.curread THEN</text:p>
      <text:p text:style-name="P5">RAISE EXCEPTION <text:span text:style-name="T16">'</text:span><text:span text:style-name="T15">DATA ENTRY ERROR A % </text:span><text:span text:style-name="T17">B</text:span><text:span text:style-name="T18"> </text:span><text:span text:style-name="T15">%</text:span><text:span text:style-name="T16">' ,</text:span><text:span text:style-name="T18">NEW</text:span><text:span text:style-name="T15">.preread,</text:span><text:span text:style-name="T18">NEW</text:span><text:span text:style-name="T15">.cur</text:span><text:span text:style-name="T18">r</text:span><text:span text:style-name="T15">ead</text:span>;</text:p>
      <text:p text:style-name="P5"><text:tab/>ELSE</text:p>
      <text:p text:style-name="P5"><text:tab/><text:tab/>RAISE NOTICE <text:span text:style-name="T16">'</text:span><text:span text:style-name="T15">STATEMENT PROCESSED</text:span><text:span text:style-name="T16">' <text:s/>;</text:span></text:p>
      <text:p text:style-name="P5"><text:span text:style-name="T16"><text:tab/></text:span><text:span text:style-name="T17">END IF;</text:span></text:p>
      <text:p text:style-name="P25"><text:tab/>RETURN NEW;</text:p>
      <text:p text:style-name="P5">END;</text:p>
      <text:p text:style-name="P5">$checkread$</text:p>
      <text:p text:style-name="P5">LANGUAGE plpgsql;</text:p>
      <text:p text:style-name="P5"/>
      <text:p text:style-name="P5">CREATE TRIGGER check_readin<text:span text:style-name="T25">g </text:span></text:p>
      <text:p text:style-name="P6">BEFORE INSERT ON ebill</text:p>
      <text:p text:style-name="P6">FOR EACH ROW EXECUTE PROCEDURE check_reading();</text:p>
      <text:p text:style-name="P6"/>
      <text:p text:style-name="P6"/>
      <text:p text:style-name="P6"/>
      <text:p text:style-name="P6"/>
      <text:p text:style-name="P14">12 PRECEDURES AND FUNCTIONDS</text:p>
      <text:p text:style-name="P14"/>
      <text:p text:style-name="P14"/>
      <text:p text:style-name="P26">1. Create a function factorial to find the factorial of a number. Use this function in a PL/SQL Program to <text:s/>display the factorial of a number read from the user</text:p>
      <text:p text:style-name="P26"/>
      <text:p text:style-name="P26"/>
      <text:p text:style-name="P42">CREATE OR REPLACE FUNCTION fact(fact INT) RETURNS INT AS</text:p>
      <text:p text:style-name="P42">$$</text:p>
      <text:p text:style-name="P42">DECLARE</text:p>
      <text:p text:style-name="P42">count INT = 1;</text:p>
      <text:p text:style-name="P42">result INT = 1;</text:p>
      <text:p text:style-name="P42">BEGIN</text:p>
      <text:p text:style-name="P42">FOR count IN 1..fact LOOP</text:p>
      <text:p text:style-name="P42">result = result* count;</text:p>
      <text:p text:style-name="P42">END LOOP;</text:p>
      <text:p text:style-name="P42">RETURN result;</text:p>
      <text:p text:style-name="P42">END;</text:p>
      <text:p text:style-name="P27">$$ LANGUAGE plpgsql;</text:p>
      <text:p text:style-name="P27"/>
      <text:p text:style-name="P27"/>
      <text:p text:style-name="P27"/>
      <text:p text:style-name="P27"/>
      <text:p text:style-name="P27"><text:soft-page-break/></text:p>
      <text:p text:style-name="P27">2. Create a table student_details(roll int,marks int, phone int).</text:p>
      <text:p text:style-name="P27">Create a procedure pr1 toupdate all rows in the database. Boost</text:p>
      <text:p text:style-name="P27">the marks of all students by 5%.</text:p>
      <text:p text:style-name="P27"/>
      <text:p text:style-name="P27"/>
      <text:p text:style-name="P27">CREATE TABLE student_details(roll int,marks int, phone int);</text:p>
      <text:p text:style-name="P27">INSERT INTO student_details VALUES(1,70,9496947423);</text:p>
      <text:p text:style-name="P27">INSERT INTO student_details VALUES(2,85,9495941358);</text:p>
      <text:p text:style-name="P28">INSERT INTO student_details VALUES(3,78,8281865009);</text:p>
      <text:p text:style-name="P28"/>
      <text:p text:style-name="P28"/>
      <text:p text:style-name="P34">CREATE OR REPLACE PROCEDURE boost()</text:p>
      <text:p text:style-name="P34">LANGUAGE plpgsql <text:s text:c="3"/></text:p>
      <text:p text:style-name="P34">AS $$ <text:s/></text:p>
      <text:p text:style-name="P29"><text:span text:style-name="T28">BEGIN</text:span> </text:p>
      <text:p text:style-name="P32">UPDATE student_details SET marks=marks*1.05; </text:p>
      <text:p text:style-name="P32">END;</text:p>
      <text:p text:style-name="P33">$$;</text:p>
      <text:p text:style-name="P32"/>
      <text:p text:style-name="P32"/>
      <text:p text:style-name="P39">3. Create table student (id, name, m1, m2, m3, total,grade).Create a function f1 to calculate grade. Create a procedure p1 to update the total and grade.</text:p>
      <text:p text:style-name="P39"/>
      <text:p text:style-name="P39">CREATE TABLE student<text:span text:style-name="T29">mark</text:span>(id int, name varchar(10), m1 int, m2 int, m3 int, total</text:p>
      <text:p text:style-name="P39">int, grade varchar(1) );</text:p>
      <text:p text:style-name="P39"/>
      <text:p text:style-name="P40">CREATE OR REPLACE FUNCTION insert_stud(id INT ,<text:span text:style-name="T31">name varchar(20),m1 </text:span>INT<text:span text:style-name="T28">, m2 </text:span>INT<text:span text:style-name="T28">, m3 </text:span>INT)</text:p>
      <text:p text:style-name="P40">RETURNS VOID AS<text:line-break/>$$</text:p>
      <text:p text:style-name="P40">DECLARE</text:p>
      <text:p text:style-name="P40"><text:tab/>total INT;</text:p>
      <text:p text:style-name="P40"><text:tab/>grade CHAR;</text:p>
      <text:p text:style-name="P40">BEGIN</text:p>
      <text:p text:style-name="P40"><text:tab/>total=m1+m2+m3;</text:p>
      <text:p text:style-name="P40"><text:tab/>INSERT INTO studentmark VALUES(id,<text:span text:style-name="T31">name,</text:span>m1,m2,m3,total);</text:p>
      <text:p text:style-name="P40"><text:tab/>IF <text:s/>total &gt;=240 THEN</text:p>
      <text:p text:style-name="P40"><text:tab/><text:tab/>grade=<text:span text:style-name="T9">'</text:span>A<text:span text:style-name="T9">';</text:span></text:p>
      <text:p text:style-name="P40"><text:tab/>ELSIF total &gt;=180 THEN</text:p>
      <text:p text:style-name="P40"><text:tab/><text:tab/>grade=<text:span text:style-name="T9">'</text:span><text:span text:style-name="T8">B</text:span><text:span text:style-name="T9">';</text:span></text:p>
      <text:p text:style-name="P40"><text:tab/>ELSIF total&gt;=120 THEN</text:p>
      <text:p text:style-name="P40"><text:tab/><text:tab/>grade=<text:span text:style-name="T9">'</text:span><text:span text:style-name="T8">C</text:span><text:span text:style-name="T9">';</text:span></text:p>
      <text:p text:style-name="P40"><text:tab/>ELSIF <text:s/>total&gt;=60 THEN</text:p>
      <text:p text:style-name="P40"><text:tab/><text:tab/>grade = <text:span text:style-name="T9">'</text:span><text:span text:style-name="T8">D</text:span><text:span text:style-name="T9">' ;</text:span></text:p>
      <text:p text:style-name="P40"><text:span text:style-name="T9"><text:tab/></text:span><text:span text:style-name="T8">ELSE</text:span></text:p>
      <text:p text:style-name="P40"><text:span text:style-name="T8"><text:tab/><text:tab/>grade =</text:span><text:span text:style-name="T9">'</text:span><text:span text:style-name="T8">F</text:span><text:span text:style-name="T9">';</text:span></text:p>
      <text:p text:style-name="P40"><text:tab/>END IF;</text:p>
      <text:p text:style-name="P40"><text:tab/><text:span text:style-name="T30">CALL insert_grade(id,grade);</text:span></text:p>
      <text:p text:style-name="P40">END;</text:p>
      <text:p text:style-name="P40">$$ </text:p>
      <text:p text:style-name="P40">LANGUAGE plpgsql;</text:p>
      <text:p text:style-name="P40"><text:soft-page-break/></text:p>
      <text:p text:style-name="P40">CREATE OR REPLACE <text:span text:style-name="T30">PROCEDURE</text:span> <text:span text:style-name="T30">insert</text:span>_grade(<text:span text:style-name="T31">s</text:span>id INT ,<text:span text:style-name="T31">s</text:span>grade CHAR)</text:p>
      <text:p text:style-name="P41">LANGUAGE plpgsql</text:p>
      <text:p text:style-name="P41">AS $$</text:p>
      <text:p text:style-name="P41">BEGIN</text:p>
      <text:p text:style-name="P41"><text:tab/><text:tab/>UPDATE <text:span text:style-name="T31">studentmark SET grade=sgrade WHERE id=sid;</text:span> </text:p>
      <text:p text:style-name="P41">END;</text:p>
      <text:p text:style-name="P41">$$;</text:p>
      <text:p text:style-name="P41"/>
      <text:p text:style-name="P41"/>
      <text:p text:style-name="P41"/>
      <text:p text:style-name="P35">4.Create a package pk1 consisting of the following functions and</text:p>
      <text:p text:style-name="P35">procedures</text:p>
      <text:p text:style-name="P35">Procedure proc1 to find the sum, average and product of two numbers</text:p>
      <text:p text:style-name="P35">Procedure proc2 to find the square root of a number</text:p>
      <text:p text:style-name="P35"><text:s/>Function named fn11 to check whether a number is even or not</text:p>
      <text:p text:style-name="P35"><text:s/>A function named fn22 to find the sum of 3 numbers</text:p>
      <text:p text:style-name="P35">Use this package in a PL/SQL program. Call the functions f11,</text:p>
      <text:p text:style-name="P35">f22 and procedures pro1, pro2 within the program and display their results.</text:p>
      <text:p text:style-name="P41"/>
      <text:p text:style-name="P41"/>
      <text:p text:style-name="P41">CREATE SCHEMA pk1;</text:p>
      <text:p text:style-name="P41"/>
      <text:p text:style-name="P36">CREATE <text:s/><text:span text:style-name="T33">OR REPLACE </text:span>PROCEDURE pk1.proc1(num1 <text:span text:style-name="T33">REAL</text:span>,num2 <text:span text:style-name="T33">REAL</text:span>)</text:p>
      <text:p text:style-name="P36">LANGUAGE plpgsql</text:p>
      <text:p text:style-name="P36">AS</text:p>
      <text:p text:style-name="P36">$$</text:p>
      <text:p text:style-name="P36">DECLARE</text:p>
      <text:p text:style-name="P36">sum <text:span text:style-name="T33">REAL</text:span>;</text:p>
      <text:p text:style-name="P36">average REAL;</text:p>
      <text:p text:style-name="P36">prod <text:span text:style-name="T33">REAL</text:span>;</text:p>
      <text:p text:style-name="P36">BEGIN</text:p>
      <text:p text:style-name="P36"><text:tab/>sum = num1+num2;</text:p>
      <text:p text:style-name="P36"><text:tab/>prod = num1*num2;</text:p>
      <text:p text:style-name="P36"><text:tab/>average = (num1 + num2)/2;</text:p>
      <text:p text:style-name="P37"><text:tab/><text:span text:style-name="T33">RAISE NOTICE 'Sum of % and % is %' ,num1,num2,sum;</text:span></text:p>
      <text:p text:style-name="P38"><text:tab/><text:span text:style-name="T33">RAISE NOTICE 'Product of % and % is %' ,num1,num2 ,prod;</text:span></text:p>
      <text:p text:style-name="P38"><text:tab/><text:span text:style-name="T33">RAISE NOTICE 'Average of % and % is %' ,num1,num2,average;</text:span><text:tab/></text:p>
      <text:p text:style-name="P36">END;</text:p>
      <text:p text:style-name="P36">$$;</text:p>
      <text:p text:style-name="P36"/>
      <text:p text:style-name="P37">CREATE <text:s/><text:span text:style-name="T33">OR REPLACE </text:span>PROCEDURE pk1.proc<text:span text:style-name="T33">2</text:span>(num1 <text:span text:style-name="T33">REAL</text:span>)</text:p>
      <text:p text:style-name="P37">LANGUAGE plpgsql</text:p>
      <text:p text:style-name="P37">AS</text:p>
      <text:p text:style-name="P37">$$</text:p>
      <text:p text:style-name="P37">DECLARE</text:p>
      <text:p text:style-name="P37"><text:span text:style-name="T33">root REAL</text:span>;</text:p>
      <text:p text:style-name="P37">BEGIN</text:p>
      <text:p text:style-name="P37"><text:tab/><text:span text:style-name="T34">root=sqrt(num1);</text:span></text:p>
      <text:p text:style-name="P37"><text:tab/><text:span text:style-name="T33">RAISE NOTICE 'Root of % is %' ,num1,root;</text:span><text:tab/></text:p>
      <text:p text:style-name="P37">END;</text:p>
      <text:p text:style-name="P37">$$;</text:p>
      <text:p text:style-name="P43"><text:soft-page-break/>CREATE OR REPLACE FUNCTION <text:span text:style-name="T34">pk1.</text:span>f<text:span text:style-name="T34">n11</text:span>(<text:span text:style-name="T34">num</text:span> <text:span text:style-name="T36">REAL</text:span>) RETURNS <text:span text:style-name="T34">VOID</text:span> AS</text:p>
      <text:p text:style-name="P43">$$</text:p>
      <text:p text:style-name="P43">DECLARE</text:p>
      <text:p text:style-name="P43"><text:span text:style-name="T34">odd</text:span> <text:span text:style-name="T36">INT</text:span> ;</text:p>
      <text:p text:style-name="P43">BEGIN</text:p>
      <text:p text:style-name="P43"><text:tab/><text:span text:style-name="T37">odd = num;</text:span></text:p>
      <text:p text:style-name="P43"><text:tab/><text:span text:style-name="T37">odd=odd %2;</text:span></text:p>
      <text:p text:style-name="P43"><text:tab/><text:span text:style-name="T34">IF odd=1 THEN</text:span></text:p>
      <text:p text:style-name="P43"><text:tab/><text:tab/><text:span text:style-name="T34">RAISE NOTICE </text:span><text:span text:style-name="T20">'</text:span><text:span text:style-name="T21">Number % is odd</text:span><text:span text:style-name="T20">',</text:span><text:span text:style-name="T23">num</text:span><text:span text:style-name="T20">;</text:span></text:p>
      <text:p text:style-name="P43"><text:span text:style-name="T20"><text:tab/></text:span><text:span text:style-name="T21">ELSE</text:span></text:p>
      <text:p text:style-name="P43"><text:span text:style-name="T21"><text:tab/><text:tab/>RAISE NOTICE </text:span><text:span text:style-name="T20">'</text:span><text:span text:style-name="T21">Number % is even</text:span><text:span text:style-name="T20">',</text:span><text:span text:style-name="T23">num</text:span><text:span text:style-name="T20">;</text:span></text:p>
      <text:p text:style-name="P54"><text:tab/>END IF;</text:p>
      <text:p text:style-name="P43">END;</text:p>
      <text:p text:style-name="P30">$$ LANGUAGE plpgsql;</text:p>
      <text:p text:style-name="P30"/>
      <text:p text:style-name="P44">CREATE OR REPLACE FUNCTION <text:span text:style-name="T34">pk1.</text:span>f<text:span text:style-name="T34">n22</text:span>(<text:span text:style-name="T34">num1</text:span> <text:span text:style-name="T36">REAL</text:span>,<text:span text:style-name="T35">num2 REAL, num3 REAL</text:span>) RETURNS <text:span text:style-name="T34">VOID</text:span> AS</text:p>
      <text:p text:style-name="P44">$$</text:p>
      <text:p text:style-name="P44">DECLARE</text:p>
      <text:p text:style-name="P44"><text:span text:style-name="T35">sum</text:span> <text:span text:style-name="T36">REAL</text:span> ;</text:p>
      <text:p text:style-name="P44">BEGIN</text:p>
      <text:p text:style-name="P44"><text:tab/><text:span text:style-name="T35">sum = num1+num2+num3;</text:span></text:p>
      <text:p text:style-name="P44"><text:span text:style-name="T21"><text:tab/>RAISE NOTICE </text:span><text:span text:style-name="T20">'</text:span><text:span text:style-name="T22">Sum of % ,%,% is %</text:span><text:span text:style-name="T20">',</text:span><text:span text:style-name="T22">num1,num2,num3,sum</text:span><text:span text:style-name="T20">;</text:span></text:p>
      <text:p text:style-name="P44">END;<text:tab/></text:p>
      <text:p text:style-name="P31">$$ LANGUAGE plpgsql;</text:p>
      <text:p text:style-name="P31"/>
      <text:p text:style-name="P31"/>
      <text:p text:style-name="P45">CREATE OR REPLACE FUNCTION <text:span text:style-name="T34">pk1.all</text:span>(<text:span text:style-name="T34">num1</text:span> <text:span text:style-name="T36">REAL</text:span>,<text:span text:style-name="T35">num2 REAL, num3 REAL</text:span>)</text:p>
      <text:p text:style-name="P45"><text:s/>RETURNS <text:span text:style-name="T34">VOID</text:span> AS</text:p>
      <text:p text:style-name="P44">$$</text:p>
      <text:p text:style-name="P44">DECLARE</text:p>
      <text:p text:style-name="P44">BEGIN</text:p>
      <text:p text:style-name="P44"><text:tab/><text:span text:style-name="T35">CALL pk1.proc1(num1,num2);</text:span></text:p>
      <text:p text:style-name="P44"><text:tab/><text:span text:style-name="T35">CALL pk1.proc2(num1);</text:span></text:p>
      <text:p text:style-name="P44"><text:tab/><text:span text:style-name="T37">PERFORM pk1.fn11(num1);</text:span></text:p>
      <text:p text:style-name="P44"><text:tab/><text:span text:style-name="T37">PERFORM pk1.fn22(num1,num2,num3);</text:span></text:p>
      <text:p text:style-name="P44">END;<text:tab/></text:p>
      <text:p text:style-name="P31">$$ LANGUAGE plpgsql;</text:p>
      <text:p text:style-name="P31"/>
      <text:p text:style-name="P31"/>
      <text:p text:style-name="P30"/>
      <text:p text:style-name="P37"><text:s/>7 2 3 1 2 5 3 4 6 7 7 1 0 5 4 6 2 3 0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5:03:59.578276543</meta:creation-date>
    <dc:date>2019-08-31T00:33:50.020987311</dc:date>
    <meta:editing-duration>PT2H32M4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8" meta:paragraph-count="268" meta:word-count="1118" meta:character-count="7607" meta:non-whitespace-character-count="6397"/>
  </office:meta>
</office:document-meta>
</file>